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14]-[.F14]" office:value-type="float" office:value="520" calcext:value-type="float">
            <text:p>52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4])" office:value-type="float" office:value="520" calcext:value-type="float">
            <text:p>52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4.630285484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4.6330676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